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Plymoth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8">
            <text:p>18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2]+[.D12]+[.F11]+[.H9]" office:value-type="percentage" office:value="0.1">
            <text:p>10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3.1209938679809">
            <text:p>$13,12</text:p>
          </table:table-cell>
          <table:table-cell table:style-name="ce13" table:formula="of:=[.G2]/1.07" office:value-type="currency" office:currency="EUR" office:value="12.2626110915709">
            <text:p>12,26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866">
            <text:p>866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115">
            <text:p>11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1.0044279516831">
            <text:p>$11,00</text:p>
          </table:table-cell>
          <table:table-cell table:style-name="ce14" table:formula="of:=[.G3]/1.07" office:value-type="currency" office:currency="EUR" office:value="10.2845121043768">
            <text:p>10,28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0.3925210265059">
            <text:p>10,39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82">
            <text:p>82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3">
            <text:p>13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9.46570976877599">
            <text:p>$9,47</text:p>
          </table:table-cell>
          <table:table-cell table:style-name="ce15" table:formula="of:=[.G4]/1.07" office:value-type="currency" office:currency="EUR" office:value="8.84645772782803">
            <text:p>8,85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0.88">
            <text:p>$0,88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3">
            <text:p>3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-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10.5609756097561">
            <text:p>10,56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0,854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tel</text:p>
          </table:table-cell>
          <table:table-cell office:value-type="percentage" office:value="0.005">
            <text:p>0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3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3:18.23</dc:date>
    <dc:creator>aaa </dc:creator>
    <meta:editing-duration>P2DT22H27M19S</meta:editing-duration>
    <meta:editing-cycles>48</meta:editing-cycles>
    <meta:generator>OpenOffice/4.1.5$Win32 OpenOffice.org_project/415m1$Build-9789</meta:generator>
    <meta:document-statistic meta:table-count="5" meta:cell-count="618" meta:object-count="0"/>
  </office:meta>
</office:document-meta>
</file>